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3183d3" officeooo:paragraph-rsid="003183d3"/>
    </style:style>
    <style:style style:name="P2" style:family="paragraph" style:parent-style-name="Standard">
      <style:text-properties officeooo:rsid="00326ae3" officeooo:paragraph-rsid="00326ae3"/>
    </style:style>
    <style:style style:name="P3" style:family="paragraph" style:parent-style-name="Standard">
      <style:text-properties officeooo:rsid="00341fa9" officeooo:paragraph-rsid="00341fa9"/>
    </style:style>
    <style:style style:name="P4" style:family="paragraph" style:parent-style-name="Standard">
      <style:text-properties officeooo:rsid="00351cd3" officeooo:paragraph-rsid="00351cd3"/>
    </style:style>
    <style:style style:name="T1" style:family="text">
      <style:text-properties officeooo:rsid="00326a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wapping</text:p>
      <text:p text:style-name="P1"/>
      <text:p text:style-name="P1">In this video we are going to be talking about swapping. Lets jump right in with the function signature</text:p>
      <text:p text:style-name="P1"/>
      <text:p text:style-name="P1">this is the signature for std::swap, notice that these don’t operate on ranges, but instead of single elements. <text:span text:style-name="T1">If you are unfamiliar with the syntax of the second function, don’t fret, that is just how you declare a reference to a C-style array in C++. </text:span></text:p>
      <text:p text:style-name="P1"/>
      <text:p text:style-name="P2">std::swap swaps the values of a and b, givin that they are movable with std::move defined in the utility header (not to be confused with std::move from the algorithm header, which uses std::move from utility). It is also required that the items you want to swap, if their objects, ore move construct-able, and move assignable. If you look at the cppreference page for swap, you will see there are a ton of overloads for the different object types. </text:p>
      <text:p text:style-name="P2"/>
      <text:p text:style-name="P2">Next lets look at the signature for swap_ranges, which is probably more what you were expecting when this video started. </text:p>
      <text:p text:style-name="P2"/>
      <text:p text:style-name="P2">swap_ranges will exchange all elements between [first, last) with another range staring at first2. The individual elements in the range must still meet the requirements for std::swap, and when this algorithm is complete it will return an iterator to one past the end of the last element that got swapped into the second range. </text:p>
      <text:p text:style-name="P2"/>
      <text:p text:style-name="P2">Now lets look at iter_swap. This is used to swap the values in iterators. </text:p>
      <text:p text:style-name="P2"/>
      <text:p text:style-name="P2">This is actually just a nice wrapper round std::swap(*a, *b), were a and b are iterators pointing to some swappable elements. Sometimes it is easier to not have to dereference the iterator before swapping the element. Lets take a look at some code. </text:p>
      <text:p text:style-name="P2"/>
      <text:p text:style-name="P3">&lt;swap.cpp&gt;</text:p>
      <text:p text:style-name="P3"/>
      <text:p text:style-name="P4">in the next video, we will be looking at rotating. Thank you for watch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21:23:55.652530357</meta:creation-date>
    <dc:date>2019-03-21T22:33:09.928276480</dc:date>
    <meta:editing-duration>P2DT13H23M16S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289" meta:character-count="1667" meta:non-whitespace-character-count="1382"/>
  </office:meta>
</office:document-meta>
</file>